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27cm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style:font-size-asian="11pt" style:font-name-complex="Arial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style:font-name-asian="Arial1" style:font-name-complex="Arial1" style:font-size-complex="12pt"/>
    </style:style>
    <style:style style:name="P6" style:family="paragraph" style:parent-style-name="Standard">
      <style:paragraph-properties fo:margin-left="0cm" fo:margin-right="-1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style:font-name="Arial" fo:font-size="11pt" style:font-size-asian="11pt" style:font-name-complex="Arial1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size="11pt" style:font-size-asian="11pt"/>
    </style:style>
    <style:style style:name="P8" style:family="paragraph" style:parent-style-name="Título1n">
      <style:paragraph-properties fo:text-align="justify" style:justify-single-word="false"/>
      <style:text-properties fo:font-size="11pt" style:font-size-asian="11pt" style:font-name-complex="Calibri1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27cm"/>
        </style:tab-stops>
      </style:paragraph-properties>
      <style:text-properties fo:font-size="11pt" style:font-size-asian="11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language-asian="ja" style:country-asian="JP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language-asian="ja" style:country-asian="JP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fo:color="#000000" style:font-name="Arial" style:font-name-complex="Arial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fo:color="#000000" style:font-name="Arial" fo:background-color="#ffffff" style:font-name-complex="Arial1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2cm" style:auto-text-indent="false"/>
      <style:text-properties fo:color="#000000" style:font-name="Arial" fo:background-color="#ffffff" style:font-name-complex="Arial1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style:font-name="Arial" style:font-name-complex="Arial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style:font-name="Arial" style:font-name-complex="Arial1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>
        <style:tab-stops>
          <style:tab-stop style:position="1.27cm"/>
        </style:tab-stops>
      </style:paragraph-properties>
      <style:text-properties style:font-name="Arial" style:font-name-complex="Arial1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2cm" style:auto-text-indent="false"/>
      <style:text-properties style:font-name="Arial" style:font-name-complex="Arial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size="11pt" style:font-size-asian="11pt"/>
    </style:style>
    <style:style style:name="P2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>
        <style:tab-stops>
          <style:tab-stop style:position="1.27cm"/>
        </style:tab-stops>
      </style:paragraph-properties>
      <style:text-properties fo:color="#000000" style:font-name="Arial" fo:font-weight="bold" style:font-weight-asian="bold" style:font-name-complex="Arial1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.27cm"/>
        </style:tab-stops>
      </style:paragraph-properties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style:font-name="Arial" fo:font-size="11pt" fo:font-weight="bold" style:font-size-asian="11pt" style:font-weight-asian="bold" style:font-name-complex="Arial1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style:font-name="Arial" fo:font-weight="bold" style:font-weight-asian="bold" style:font-name-complex="Arial1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style:font-name="Arial" style:font-name-complex="Arial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1pt" fo:font-weight="bold" style:font-size-asian="11pt" style:font-weight-asian="bold" style:font-name-complex="Arial1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style:font-name-complex="Arial1" style:font-size-complex="12pt"/>
    </style:style>
    <style:style style:name="P30" style:family="paragraph" style:parent-style-name="Heading_20_1" style:list-style-name="WWNum4">
      <style:paragraph-properties fo:margin-top="0cm" fo:margin-bottom="0cm" loext:contextual-spacing="false" fo:line-height="100%" fo:text-align="center" style:justify-single-word="false"/>
      <style:text-properties fo:color="#000000" style:font-name="Arial" fo:font-weight="bold" style:font-weight-asian="bold"/>
    </style:style>
    <style:style style:name="P31" style:family="paragraph" style:parent-style-name="Heading_20_1" style:list-style-name="WWNum4">
      <style:paragraph-properties fo:margin-top="0cm" fo:margin-bottom="0cm" loext:contextual-spacing="false" fo:line-height="150%" fo:text-align="center" style:justify-single-word="false"/>
      <style:text-properties style:font-name="Arial" fo:font-weight="bold" style:font-weight-asian="bold" style:font-size-complex="12pt" style:font-weight-complex="bold"/>
    </style:style>
    <style:style style:name="P32" style:family="paragraph" style:parent-style-name="Heading_20_1" style:list-style-name="WWNum4">
      <style:paragraph-properties fo:margin-top="0cm" fo:margin-bottom="0cm" loext:contextual-spacing="false" fo:line-height="150%" fo:text-align="center" style:justify-single-word="false"/>
      <style:text-properties style:font-name="Arial" fo:font-weight="bold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style:font-name="Arial" style:font-name-complex="Arial1" style:font-size-complex="12pt"/>
    </style:style>
    <style:style style:name="P34" style:family="paragraph" style:parent-style-name="Text_20_body" style:list-style-name="WWNum6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style:font-name="Arial" style:font-name-complex="Arial1" style:font-size-complex="12pt"/>
    </style:style>
    <style:style style:name="P35" style:family="paragraph" style:parent-style-name="Text_20_body" style:list-style-name="WWNum6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style:font-name="Arial" style:font-size-complex="12pt"/>
    </style:style>
    <style:style style:name="T1" style:family="text">
      <style:text-properties fo:color="#000000" style:font-name="Arial" fo:font-weight="bold" style:font-weight-asian="bold" style:font-name-complex="Arial1" style:font-size-complex="12pt" style:font-weight-complex="bold"/>
    </style:style>
    <style:style style:name="T2" style:family="text">
      <style:text-properties fo:color="#000000" style:font-name="Arial" fo:font-style="italic" style:font-style-asian="italic" style:font-name-complex="Arial1" style:font-style-complex="italic"/>
    </style:style>
    <style:style style:name="T3" style:family="text">
      <style:text-properties fo:color="#000000" style:font-name="Arial" style:font-name-complex="Arial1" style:font-size-complex="12pt"/>
    </style:style>
    <style:style style:name="T4" style:family="text">
      <style:text-properties fo:color="#000000" style:font-name="Arial" fo:font-size="11pt" style:font-size-asian="11pt" style:font-name-complex="Arial1"/>
    </style:style>
    <style:style style:name="T5" style:family="text">
      <style:text-properties fo:color="#000000" style:text-position="super 58%" style:font-name="Arial" fo:font-style="italic" style:font-style-asian="italic" style:font-name-complex="Arial1" style:font-style-complex="italic"/>
    </style:style>
    <style:style style:name="T6" style:family="text">
      <style:text-properties fo:color="#000000" style:font-name="Times" style:font-name-complex="Times1" style:font-size-complex="12pt"/>
    </style:style>
    <style:style style:name="T7" style:family="text">
      <style:text-properties style:font-name="Arial" style:font-name-complex="Arial1"/>
    </style:style>
    <style:style style:name="T8" style:family="text">
      <style:text-properties style:font-name="Arial" style:font-name-complex="Arial1" style:font-size-complex="12pt"/>
    </style:style>
    <style:style style:name="T9" style:family="text">
      <style:text-properties style:font-name="Arial" fo:font-weight="bold" style:font-weight-asian="bold" style:font-name-complex="Arial1" style:font-size-complex="12pt" style:font-weight-complex="bold"/>
    </style:style>
    <style:style style:name="T10" style:family="text">
      <style:text-properties style:font-name="Arial" fo:font-weight="bold" style:font-weight-asian="bold" style:font-name-complex="Arial1" style:font-weight-complex="bold"/>
    </style:style>
    <style:style style:name="T11" style:family="text">
      <style:text-properties style:font-name="Arial" fo:font-weight="bold" style:font-name-asian="Arial1" style:font-weight-asian="bold" style:font-name-complex="Arial1" style:font-size-complex="12pt" style:font-weight-complex="bold"/>
    </style:style>
    <style:style style:name="T12" style:family="text">
      <style:text-properties style:font-name="Arial" fo:font-style="italic" style:font-style-asian="italic" style:font-name-complex="Arial1" style:font-style-complex="italic"/>
    </style:style>
    <style:style style:name="T13" style:family="text">
      <style:text-properties style:font-name="Arial" fo:font-size="11pt" style:font-size-asian="11pt" style:font-name-complex="Arial1"/>
    </style:style>
    <style:style style:name="T14" style:family="text">
      <style:text-properties style:font-name="Arial" fo:font-size="11pt" style:font-size-asian="11pt" style:font-name-complex="Arial1" style:font-size-complex="12pt"/>
    </style:style>
    <style:style style:name="T15" style:family="text">
      <style:text-properties style:font-name="Arial" fo:font-size="11pt" fo:font-weight="bold" style:font-size-asian="11pt" style:font-weight-asian="bold" style:font-name-complex="Arial1" style:font-size-complex="12pt" style:font-weight-complex="bold"/>
    </style:style>
    <style:style style:name="T16" style:family="text">
      <style:text-properties style:font-name="Arial" style:font-name-asian="Arial1" style:font-name-complex="Arial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LINHAS DE CRÉDITO PARA MICRO, PEQUENAS E MÉDIAS EMPRESAS EM EXPANSÃO</text:p>
      <text:p text:style-name="P23"><text:span text:style-name="T1">Custo efetivo das operações mais atraentes no mercado financeiro</text:span></text:p>
      <text:p text:style-name="P25"/>
      <text:p text:style-name="P23"><text:span text:style-name="T2">Amanda Fonseca Ribeiro dos Santos</text:span><text:span text:style-name="T5">1</text:span><text:span text:style-name="T2">; Diane Fatima de Picoli</text:span><text:span text:style-name="T5">2</text:span><text:span text:style-name="T2">; Kimberlyn Ghandy Vélez Bernal</text:span><text:span text:style-name="T5">3</text:span><text:span text:style-name="T2">; Nelly Bernal de Vélez</text:span><text:span text:style-name="T5">4</text:span><text:span text:style-name="T2">; Tatiane Cristina Teixeira</text:span><text:span text:style-name="T5">5</text:span></text:p>
      <text:p text:style-name="P28"/>
      <text:p text:style-name="P26">RESUMO</text:p>
      <text:p text:style-name="P23"/>
      <text:p text:style-name="P27">O presente estudo visou demonstrar as diferenças entre as taxas de juros de distintas linhas de crédito a curto, médio e longo prazo para ampliação de um negócio de pequeno e médio porte. Os dados foram obtidos de um banco privado, duas instituições financeiras vinculadas ao governo federal, um programa de crédito rotativo de incentivo oferecido por uma empresa pública federal e uma cooperativa de crédito. Comparações das exigências das instituições financeiras foram realizadas com o propósito de demonstrar um panorama geral para melhor tomada de decisão no momento de expansão de um empreendimento de pequeno e médio porte. Considerando dados analisados, entende-se que o custo efetivo total é menor para as linhas de crédito de longo prazo.</text:p>
      <text:p text:style-name="P27"/>
      <text:p text:style-name="P24"><text:span text:style-name="T1">Palavras-chave: </text:span><text:span text:style-name="T3">Crédito. Taxa de juros. Expansão</text:span><text:span text:style-name="T4">.</text:span></text:p>
      <text:p text:style-name="P6"/>
      <text:p text:style-name="P6"/>
      <text:list xml:id="list3230344918" text:style-name="WWNum4">
        <text:list-item>
          <text:h text:style-name="P30" text:outline-level="1">INTRODUÇÃO</text:h>
        </text:list-item>
      </text:list>
      <text:p text:style-name="P12"/>
      <text:p text:style-name="P13">Fundamentado em dados apresentados pelo Serviço de Apoio às Micro e Pequenas Empresas (SEBRAE), constata-se a importância do incentivo às micro, pequenas e médias empresas (MPME), pela sua forte influência no cenário econômico do país. Sendo que, 53,45% do Produto Interno Bruto (PIB) do setor comercial é gerado pelas micro e pequenas empresas, 24,5% do setor industrial e 36% no setor de serviços. Também é reconhecido que elas empregam 52% da mão de obra formal. </text:p>
      <text:p text:style-name="P16">O objetivo deste estudo foi de compreender as linhas de crédito existentes no mercado financeiro para micro, pequenas e médias empresas. </text:p>
      <text:p text:style-name="P33">Bem como, os objetivos específicos consistem em:</text:p>
      <text:list xml:id="list2683457978" text:style-name="WWNum6">
        <text:list-item>
          <text:p text:style-name="P34">Pesquisar e analisar as taxas de empréstimos e financiamentos de curto, médio e longo prazo para pessoas jurídicas, oferecidos pelas instituições financeiras;</text:p>
        </text:list-item>
        <text:list-item>
          <text:p text:style-name="P35"><text:soft-page-break/>Comparar o custo efetivo total das referidas linhas de crédito e apresentar como ferramenta de informação para tomada de decisão às empresas de micro, pequeno e médio porte.</text:p>
        </text:list-item>
      </text:list>
      <text:p text:style-name="P16">As diversas instituições financeiras possuem metodologias próprias de informar seus produtos e serviços. Isso muitas vezes dificulta a correta compreensão sobre a evolução de um financiamento, como por exemplo, o custo efetivo da operação. Contudo, dados como valor do financiamento, prazos, tarifas incluídas e sistema de capitalização são informações relevantes para o tomador destes recursos.</text:p>
      <text:p text:style-name="P16">As informações sinalizadas nesse trabalho visam orientar as empresas a tomar a decisão mais assertiva no momento de concretizar um empréstimo, mostrando o custo do dinheiro de acordo com cada linha de crédito e também as condições determinadas e praticadas pelas referidas instituições financeiras no mercado, em novembro de 2017.</text:p>
      <text:p text:style-name="P20"><text:span text:style-name="T8">A relevância desse estudo se justifica pela possibilidade de contribuir com as empresas, minimizando assim os riscos de mortalidade de seus negócios. Conforme mostra o gráfico abaixo, a taxa de mortalidade das empresas com dois anos de atividade vem diminuindo com o passar dos anos.</text:span></text:p>
      <text:p text:style-name="P7"/>
      <text:p text:style-name="P7"/>
      <text:list xml:id="list2827540444922" text:continue-list="list3230344918" text:style-name="WWNum4">
        <text:list-item>
          <text:h text:style-name="P31" text:outline-level="1">PROCEDIMENTOS METODOLÓGICOS</text:h>
        </text:list-item>
      </text:list>
      <text:p text:style-name="P10"/>
      <text:p text:style-name="P20"><text:span text:style-name="T8">Para o desenvolvimento deste trabalho foi realizada pesquisa bibliográfica, quantitativo-qualitativa fundamentada na literatura existente, dessa forma, a metodologia utilizada permite formalizar e justificar estas escolhas, cujo propósito é orientar aqueles que procedem a uma intervenção no campo da investigação científica (LIMA, 2003, p. 68). Como instrumentos de pesquisa faz-se uso de informações extraídas de sites dos bancos, como forma documental e entrevista com gerentes das instituições, com o propósito de elucidar informações técnicas não esclarecidas nos sites.</text:span></text:p>
      <text:p text:style-name="P16">Cada instituição bancária para a efetivação do empréstimo exige documentação da empresa, uma entrevista com seu(s) responsável(is), observa o <text:soft-page-break/>comportamento da operação do negócio por meio da movimentação bancária, e realiza uma análise do valor requerido.</text:p>
      <text:p text:style-name="P17">Construiu-se então composição do custo efetivo total anual de cada linha de crédito objeto deste estudo, considerando um empréstimo no valor de R$ 200.000,00, e incluindo suas correspondentes taxas de juros, tarifas, indexadores e despesas adicionais; com o intuito de facilitar a comparação entre as mesmas.</text:p>
      <text:p text:style-name="P19"/>
      <text:p text:style-name="P19"/>
      <text:list xml:id="list2826622669249" text:continue-numbering="true" text:style-name="WWNum4">
        <text:list-item>
          <text:h text:style-name="P32" text:outline-level="1">RESULTADOS E DISCUSSÃO</text:h>
        </text:list-item>
      </text:list>
      <text:p text:style-name="P9"/>
      <text:p text:style-name="P18"><text:tab/>Em conformidade com os dados levantados nas respectivas instituições financeiras, analisou-se <text:s/>as taxas de juros mensais, valores mínimo e máximo permitidos para o crédito, prazo mínimo e máximo estabelecidos, tempo de carência quando for o caso, tarifas adicionais como indexadores e seguros, e o custo efetivo anual de cada linha de crédito; com o propósito de <text:s/>comparar as opções menos onerosas.</text:p>
      <text:p text:style-name="P20"><text:span text:style-name="T7">Observamos que os financiamentos de curto prazo, em termos de custo efetivo total, são mais elevados que os de longo prazo. Isto é, a utilização do </text:span><text:span text:style-name="T12">Hot Money</text:span><text:span text:style-name="T7"> é uma vantagem quando a empresa precisa resolver casos emergenciais ou pontuais, entretanto, esse crédito de curto prazo pode sinalizar uma desvantagem, ou seja, se a empresa recorrer a essa ferramenta com muita frequência pode estar com um problema sério que poderá acarretar em consequências negativas no futuro. Note que o CET é 134,58% sendo o maior custo financeiro de todos os analisados no presente trabalho.</text:span></text:p>
      <text:p text:style-name="P17">As linhas de crédito PROGER e Finame, possuem as taxas de juros mais “atrativas”. Contudo, mesmo com este referencial, deve-se fazer levantamento de dados com relação a situação do mercado operante, pois as exigências e condições financeiras podem ser alteradas no decorrer do tempo.</text:p>
      <text:p text:style-name="P14">Quanto ao Cartão BNDES, observou-se que o custo efetivo total não aumentou significativamente em relação a taxa de juros informada, considerando que só é cobrado IOF, segundo as informações obtidas. Bem como, sendo um <text:soft-page-break/>financiamento de médio e longo prazo, é uma opção com custo acima das outras opções avaliadas neste trabalho.</text:p>
      <text:p text:style-name="P14">Com relação ao Microcrédito, após análise do CET, constatou-se que o mesmo tem um custo elevado, em torno de 33,66% a.a., sendo assim, sugere-se, uma análise de mercado, para verificar a possibilidade de consultar e optar por outras linhas de crédito ofertadas nas instituições bancárias.</text:p>
      <text:p text:style-name="P14">A linha de crédito, a médio e longo prazo, mais vantajosa identificada foi o Finame, com um CET de 12,87%, seguida pelo PROGER com 14,34%, Cartão BNDES com 17,72%, e por último o Microcrédito com 33,66%.</text:p>
      <text:p text:style-name="P14">A variação dos CET se deve à cobrança individual de tarifas adicionais, já que cada instituição determina as que devem ser aplicadas nas suas linhas de crédito.</text:p>
      <text:p text:style-name="P15"/>
      <text:p text:style-name="P15"/>
      <text:list xml:id="list2828505620990" text:continue-numbering="true" text:style-name="WWNum4">
        <text:list-item>
          <text:h text:style-name="P32" text:outline-level="1">CONCLUSÕES</text:h>
        </text:list-item>
      </text:list>
      <text:p text:style-name="P11"/>
      <text:p text:style-name="P16">No decorrer do estudo, foi perceptível que decidir sobre um financiamento é considerar as necessidades da empresa, os custos dos financiamentos e analisar o mercado financeiro com a finalidade de tomar decisões amparadas em justificativas sólidas e coerentes que permitam correr os menores riscos. </text:p>
      <text:p text:style-name="P17">A pesquisa realizada permitiu uma visão das principais linhas de crédito existentes, quanto as suas vantagens e dificuldades, que as empresas enfrentam na hora de adquirir um empréstimo. Mesmo assim esse tema exige uma atualização constante dado o cenário econômico. </text:p>
      <text:p text:style-name="P17">Para o cenário atual, <text:s/>os dados obtidos nesse estudo, denotou que o Finame é a linha de crédito a longo prazo mais atrativa.</text:p>
      <text:p text:style-name="P29"/>
      <text:p text:style-name="P29"/>
      <text:list xml:id="list2827134490633" text:continue-numbering="true" text:style-name="WWNum4">
        <text:list-item>
          <text:h text:style-name="P31" text:outline-level="1">REFERÊNCIAS</text:h>
        </text:list-item>
      </text:list>
      <text:p text:style-name="P8"/>
      <text:p text:style-name="P1"><text:bookmark-start text:name="__DdeLink__874_2151588348"/><text:span text:style-name="T14">BANCO BRADESCO. </text:span><text:span text:style-name="T15">Proposta Hot Money</text:span><text:span text:style-name="T14">. Disponível em: &lt;</text:span><text:a xlink:type="simple" xlink:href="https://banco.bradesco/html/pessoajuridica/solucoes-integradas/emprestimo-e-financiamento/capital-de-giro-hotmoney.shtm#modal-credito-proposta" text:style-name="ListLabel_20_46" text:visited-style-name="ListLabel_20_46"><text:span text:style-name="Internet_20_link"><text:span text:style-name="T14">https://banco.bradesco/html/pessoajuridica/solucoes-integradas/emprestimo-e-</text:span></text:span></text:a><text:soft-page-break/><text:a xlink:type="simple" xlink:href="https://banco.bradesco/html/pessoajuridica/solucoes-integradas/emprestimo-e-financiamento/capital-de-giro-hotmoney.shtm#modal-credito-proposta" text:style-name="ListLabel_20_46" text:visited-style-name="ListLabel_20_46"><text:span text:style-name="Internet_20_link"><text:span text:style-name="T14">financiamento/capital-de-giro-hotmoney.shtm#modal-credito-proposta</text:span></text:span></text:a><text:bookmark-end text:name="__DdeLink__874_2151588348"/><text:span text:style-name="T14">&gt;. Acesso em: 18 nov. 2017.</text:span></text:p>
      <text:p text:style-name="P3"/>
      <text:p text:style-name="P1"><text:span text:style-name="T14">BANCO DO BRASIL. </text:span><text:span text:style-name="T15">Produtos e Serviço</text:span><text:span text:style-name="T14">s. Disponível em: &lt;</text:span><text:a xlink:type="simple" xlink:href="http://www.bb.com.br/pbb/pagina-inicial/empresas/produtos-e-servicos/credito" text:style-name="ListLabel_20_46" text:visited-style-name="ListLabel_20_46"><text:span text:style-name="Internet_20_link"><text:span text:style-name="T14">http://www.bb.com.br/pbb/pagina-inicial/empresas/produtos-e-servicos/credito#</text:span></text:span></text:a><text:span text:style-name="T14">&gt;. Acesso em: 08 nov. 2017.</text:span></text:p>
      <text:p text:style-name="P3"/>
      <text:p text:style-name="P1"><text:span text:style-name="T14">BNDES. </text:span><text:span text:style-name="T15">Dúvidas</text:span><text:span text:style-name="T14">. Disponível em: &lt;</text:span><text:a xlink:type="simple" xlink:href="https://www.cartaobndes.gov.br/cartaobndes/PaginasCartao/FAQ.asp?Acao=T&amp;CTRL=" text:style-name="ListLabel_20_46" text:visited-style-name="ListLabel_20_46"><text:span text:style-name="Internet_20_link"><text:span text:style-name="T14">https://www.cartaobndes.gov.br/cartaobndes/PaginasCartao/FAQ.asp?Acao=T&amp;CTRL=</text:span></text:span></text:a><text:span text:style-name="T14">&gt;. Acesso em: 18 nov. 2017.</text:span></text:p>
      <text:p text:style-name="P4"/>
      <text:p text:style-name="P1"><text:span text:style-name="T8">Caixa Econômica Federal. </text:span><text:span text:style-name="T9">Tabela Tarifas Pessoa Física e Pessoa Jurídica</text:span><text:span text:style-name="T8">. Disponível em: &lt;</text:span><text:a xlink:type="simple" xlink:href="http://www.caixa.gov.br/Downloads/tabelas-tarifas-pessoa-fisica-pessoa-juridica/Tabela_de_Tarifas_Pessoa_Juridica.pdf" text:style-name="ListLabel_20_47" text:visited-style-name="ListLabel_20_47"><text:span text:style-name="Internet_20_link"><text:span text:style-name="T8">http://www.caixa.gov.br/Downloads/tabelas-tarifas-pessoa-fisica-pessoa-juridica/Tabela_de_Tarifas_Pessoa_Juridica.pdf</text:span></text:span></text:a><text:span text:style-name="T8">&gt;. Acesso em: 18 nov. 2017a.</text:span></text:p>
      <text:p text:style-name="P3"/>
      <text:p text:style-name="P1"><text:span text:style-name="T8">Caixa Econômica Federal.</text:span><text:span text:style-name="T14"> </text:span><text:span text:style-name="T15">Simulador Compras BNDES</text:span><text:span text:style-name="T14">. Disponível em: &lt;</text:span><text:a xlink:type="simple" xlink:href="http://www.caixa.gov.br/site/paginas/downloads.aspx#categoria_151" text:style-name="ListLabel_20_46" text:visited-style-name="ListLabel_20_46"><text:span text:style-name="Internet_20_link"><text:span text:style-name="T14">http://www.caixa.gov.br/site/paginas/downloads.aspx#categoria_151</text:span></text:span></text:a><text:span text:style-name="T14">&gt;. Acesso em: 19 nov. 2017b.</text:span></text:p>
      <text:p text:style-name="P3"/>
      <text:p text:style-name="P1"><text:span text:style-name="T8">CREDIFOZ. </text:span><text:span text:style-name="T9">Sua Cooperativa</text:span><text:span text:style-name="T8">: a cooperativa. Disponível em: &lt;</text:span><text:a xlink:type="simple" xlink:href="https://www.credifoz.coop.br/sua-cooperativa/a-cooperativa" text:style-name="ListLabel_20_47" text:visited-style-name="ListLabel_20_47"><text:span text:style-name="Internet_20_link"><text:span text:style-name="T8">https://www.credifoz.coop.br/sua-cooperativa/a-cooperativa</text:span></text:span></text:a><text:span text:style-name="T8">&gt;. Acesso em: 12 nov. 2017.</text:span></text:p>
      <text:p text:style-name="P3"/>
      <text:p text:style-name="P2"><text:span text:style-name="T7">FORTUNA, Eduardo. </text:span><text:span text:style-name="T10">Mercado Financeiro</text:span><text:span text:style-name="T7">:</text:span><text:span text:style-name="T10"> </text:span><text:span text:style-name="T7">produtos e serviços</text:span><text:span text:style-name="T10">. </text:span><text:span text:style-name="T7">16 ed.</text:span><text:span text:style-name="T10"> </text:span><text:span text:style-name="T7">Rio </text:span><text:span text:style-name="T13">de Janeiro: Qualitymark, 2005.</text:span></text:p>
      <text:p text:style-name="P3"/>
      <text:p text:style-name="P1"><text:span text:style-name="T8">LIMA, M.V.A. </text:span><text:span text:style-name="T9">Metodologia Construtivista para avaliar empresas de pequeno porte no Brasil, sob a ótica do investidor</text:span><text:span text:style-name="T8">. Tese de Doutorado, Universidade Federal de Santa Catarina, 2003.</text:span></text:p>
      <text:p text:style-name="P5"/>
      <text:p text:style-name="P1"><text:span text:style-name="T16">Receita Federal. </text:span><text:span text:style-name="T11">IOF: </text:span><text:span text:style-name="T16">Imposto sobre Operações de Crédito, Câmbio e Seguros. Disponível em: &lt;</text:span><text:a xlink:type="simple" xlink:href="https://idg.receita.fazenda.gov.br/acesso-rapido/tributos/IOF" text:style-name="ListLabel_20_48" text:visited-style-name="ListLabel_20_48"><text:span text:style-name="Internet_20_link"><text:span text:style-name="T16">https://idg.receita.fazenda.gov.br/acesso-rapido/tributos/IOF</text:span></text:span></text:a><text:span text:style-name="T16">&gt;. Acesso em: 18 nov. 2017.</text:span></text:p>
      <text:p text:style-name="P5"/>
      <text:p text:style-name="P1"><text:span text:style-name="T8">TREASY. </text:span><text:span text:style-name="T9">Hot Money</text:span><text:span text:style-name="T8">. Disponível em: &lt;</text:span><text:a xlink:type="simple" xlink:href="https://www.treasy.com.br/blog/hot-money" text:style-name="ListLabel_20_47" text:visited-style-name="ListLabel_20_47"><text:span text:style-name="Internet_20_link"><text:span text:style-name="T8">https://www.treasy.com.br/blog/hot-money</text:span></text:span></text:a><text:span text:style-name="T8">&gt;. Acesso em: 04 nov. 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Título2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ítulo1n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ítulo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weight="bold" style:font-weight-asian="bold" style:font-name-complex="Cambria1" style:font-family-complex="Cambria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423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27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693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5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963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_5f_8660915185955516025x_5f_m_5f_-2621097375497671967m_5f_6326055340246826976x_5f_m_5f_-8196357669902939801gmail-msolistparagraph" style:display-name="m_8660915185955516025x_m_-2621097375497671967m_6326055340246826976x_m_-8196357669902939801gmail-msolistparagraph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m_5f_8660915185955516025x_5f_m_5f_-2621097375497671967m_5f_6326055340246826976x_5f_m_5f_-8196357669902939801gmail-msonormal" style:display-name="m_8660915185955516025x_m_-2621097375497671967m_6326055340246826976x_m_-8196357669902939801gmail-msonormal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language="pt" fo:country="BR" style:font-name-complex="Symbol2" style:font-family-complex="Symbol" style:font-family-generic-complex="system" style:font-pitch-complex="variable" style:font-size-complex="12pt"/>
    </style:style>
    <style:style style:name="Fonte_20_parág._20_padrão2" style:display-name="Fonte parág. padrão2" style:family="text"/>
    <style:style style:name="WW8NumSt1z0" style:family="text">
      <style:text-properties style:font-name="Symbol" fo:font-family="Symbol" style:font-family-generic="roman" style:font-pitch="variable" fo:language="pt" fo:country="BR" style:font-name-complex="Symbol2" style:font-family-complex="Symbol" style:font-family-generic-complex="system" style:font-pitch-complex="variable" style:font-size-complex="12pt"/>
    </style:style>
    <style:style style:name="Fonte_20_parág._20_padrão1" style:display-name="Fonte parág. padrão1" style:family="text"/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2pt" fo:language="pt" fo:country="BR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1pt"/>
    </style:style>
    <style:style style:name="Rodapé_20_Char" style:display-name="Rodapé Char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1pt"/>
    </style:style>
    <style:style style:name="m_5f_8660915185955516025x_5f_m_5f_-2621097375497671967m_5f_6326055340246826976x_5f_m_5f_-8196357669902939801gmail-apple-converted-space" style:display-name="m_8660915185955516025x_m_-2621097375497671967m_6326055340246826976x_m_-8196357669902939801gmail-apple-converted-space" style:family="text" style:parent-style-name="Fonte_20_parág._20_padrão2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language="pt" fo:country="BR" style:font-name-complex="Symbol2" style:font-family-complex="Symbol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fo:language="pt" fo:country="BR" style:font-name-complex="Symbol2" style:font-family-complex="Symbol" style:font-family-generic-complex="system" style:font-pitch-complex="variable" style:font-size-complex="12pt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fo:language="pt" fo:country="BR" style:font-name-complex="Symbol2" style:font-family-complex="Symbol" style:font-family-generic-complex="system" style:font-pitch-complex="variable" style:font-size-complex="12pt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Arial" fo:font-family="Arial" style:font-family-generic="roman" style:font-pitch="variable" fo:font-size="11pt" style:font-size-asian="11pt"/>
    </style:style>
    <style:style style:name="ListLabel_20_32" style:display-name="ListLabel 32" style:family="text">
      <style:text-properties fo:color="#0563c1"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ListLabel_20_34" style:display-name="ListLabel 34" style:family="text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2pt"/>
    </style:style>
    <style:style style:name="ListLabel_20_35" style:display-name="ListLabel 35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style:font-size-complex="12pt"/>
    </style:style>
    <style:style style:name="ListLabel_20_36" style:display-name="ListLabel 36" style:family="text">
      <style:text-properties fo:language="pt" fo:country="BR" style:font-name-complex="Symbol2" style:font-family-complex="Symbol" style:font-family-generic-complex="system" style:font-pitch-complex="variable" style:font-size-complex="12pt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ListLabel_20_48" style:display-name="ListLabel 48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499cm" fo:margin-left="3cm" fo:margin-right="3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D FX 6300 3,5 Ghz</meta:initial-creator>
    <meta:editing-cycles>8</meta:editing-cycles>
    <meta:print-date>1901-01-01T02:59:28</meta:print-date>
    <meta:creation-date>2018-08-13T00:52:00</meta:creation-date>
    <dc:date>2018-08-13T00:28:26.132000000</dc:date>
    <dc:language>pt-BR</dc:language>
    <meta:editing-duration>PT43M4S</meta:editing-duration>
    <meta:generator>LibreOffice/6.0.3.2$Windows_X86_64 LibreOffice_project/8f48d515416608e3a835360314dac7e47fd0b821</meta:generator>
    <meta:document-statistic meta:table-count="0" meta:image-count="0" meta:object-count="0" meta:page-count="5" meta:paragraph-count="42" meta:word-count="1255" meta:character-count="8824" meta:non-whitespace-character-count="7605"/>
    <meta:user-defined meta:name="AppVersion">16.0000</meta:user-defined>
    <meta:user-defined meta:name="Company">Maxíma qualidade Para Sua Comodidad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